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uchas gracias</text:p>
      <text:p text:style-name="P1"/>
      <text:p text:style-name="P1">Muchas gracias por leerme. Si tenés algún comentario para hacerme, podés escribir en <text:a xlink:type="simple" xlink:href="http://www.juanjoconti.com.ar/cuentos">http://www.juanjoconti.com.ar/cuentos</text:a>; se acepta todo tipo de crítica, o un simple salu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Conti</meta:initial-creator>
    <meta:creation-date>2010-11-29T18:40:51</meta:creation-date>
    <meta:document-statistic meta:table-count="0" meta:image-count="0" meta:object-count="0" meta:page-count="1" meta:paragraph-count="2" meta:word-count="26" meta:character-count="189"/>
    <dc:date>2010-11-29T18:41:02</dc:date>
    <dc:creator>Juan Conti</dc:creator>
    <meta:editing-duration>PT00H00M11S</meta:editing-duration>
    <meta:editing-cycles>1</meta:editing-cycles>
    <meta:generator>OpenOffice.org/3.2$Linux OpenOffice.org_project/320m12$Build-9483</meta:generator>
  </office:meta>
</office:document-meta>
</file>